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'Segoe UI', Helvetica, Arial, sans-serif"/>
    <style:font-face style:name="Lucida Sans1" svg:font-family="'Lucida Sans'" style:font-family-generic="swiss"/>
    <style:font-face style:name="Museo 500" svg:font-family="'Museo 500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useo 500" fo:font-size="10pt" style:text-underline-style="solid" style:text-underline-width="auto" style:text-underline-color="font-color" officeooo:rsid="0011ce59" officeooo:paragraph-rsid="0011ce59" style:font-size-asian="10pt" style:font-size-complex="10pt"/>
    </style:style>
    <style:style style:name="P2" style:family="paragraph" style:parent-style-name="Standard">
      <style:text-properties style:font-name="Museo 500" fo:font-size="10pt" officeooo:rsid="0011ce59" officeooo:paragraph-rsid="0011ce59" style:font-size-asian="10pt" style:font-size-complex="10pt"/>
    </style:style>
    <style:style style:name="P3" style:family="paragraph" style:parent-style-name="Standard">
      <style:text-properties fo:font-size="10pt" officeooo:paragraph-rsid="0012c78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Museo 500" fo:font-size="28pt" fo:font-weight="normal" officeooo:rsid="0011ce59" officeooo:paragraph-rsid="00134ad8" style:font-size-asian="28pt" style:font-weight-asian="normal" style:font-size-complex="28pt" style:font-weight-complex="normal"/>
    </style:style>
    <style:style style:name="P5" style:family="paragraph" style:parent-style-name="Standard">
      <style:text-properties style:font-name="Museo 500" fo:font-size="10pt" officeooo:rsid="0011ce59" officeooo:paragraph-rsid="0011ce59" style:font-size-asian="10pt" style:font-size-complex="10pt"/>
    </style:style>
    <style:style style:name="P6" style:family="paragraph" style:parent-style-name="Standard">
      <style:text-properties style:font-name="Museo 500" fo:font-size="10pt" officeooo:rsid="0011ce59" officeooo:paragraph-rsid="00134ad8" style:font-size-asian="10pt" style:font-size-complex="10pt"/>
    </style:style>
    <style:style style:name="P7" style:family="paragraph" style:parent-style-name="Standard">
      <style:text-properties fo:font-size="10pt" officeooo:paragraph-rsid="0012c782" style:font-size-asian="10pt" style:font-size-complex="10pt"/>
    </style:style>
    <style:style style:name="P8" style:family="paragraph" style:parent-style-name="Standard">
      <style:text-properties officeooo:paragraph-rsid="00134ad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c782"/>
    </style:style>
    <style:style style:name="T3" style:family="text">
      <style:text-properties style:font-name="Museo 500" officeooo:rsid="0011ce59"/>
    </style:style>
    <style:style style:name="T4" style:family="text">
      <style:text-properties style:font-name="Museo 500" officeooo:rsid="0012c782"/>
    </style:style>
    <style:style style:name="T5" style:family="text">
      <style:text-properties style:font-name="Museo 500" officeooo:rsid="00134ad8"/>
    </style:style>
    <style:style style:name="T6" style:family="text">
      <style:text-properties style:font-name="Museo 500" fo:font-size="10pt" officeooo:rsid="0012c782" style:font-size-asian="10pt" style:font-size-complex="10pt"/>
    </style:style>
    <style:style style:name="T7" style:family="text">
      <style:text-properties style:font-name="Museo 500" fo:font-size="10pt" officeooo:rsid="00134ad8" style:font-size-asian="10pt" style:font-size-complex="10pt"/>
    </style:style>
    <style:style style:name="T8" style:family="text">
      <style:text-properties officeooo:rsid="00134a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<text:span text:style-name="T8">rainstroming</text:span></text:p>
      <text:p text:style-name="P2"/>
      <text:p text:style-name="P1">Liste des pouvoirs</text:p>
      <text:p text:style-name="P2"/>
      <text:p text:style-name="P2">Cases à effet immédiat :</text:p>
      <text:p text:style-name="P2"/>
      <text:p text:style-name="P2"><text:tab/>Caravane : ?</text:p>
      <text:p text:style-name="P6"><text:tab/>La Peste : ?</text:p>
      <text:p text:style-name="P6"><text:tab/>Succube : ?</text:p>
      <text:p text:style-name="P6"><text:tab/>1 vs 1/2 : ?</text:p>
      <text:p text:style-name="P6"><text:tab/>Trêve : ?</text:p>
      <text:p text:style-name="P6"><text:tab/>Bombe : ?</text:p>
      <text:p text:style-name="P6"><text:tab/>Cupidon : ?</text:p>
      <text:p text:style-name="P6"><text:tab/>Plan à 3 : ?</text:p>
      <text:p text:style-name="P6"><text:tab/>Cœur brisé : ?</text:p>
      <text:p text:style-name="P6"><text:tab/>Bouclier : ?</text:p>
      <text:p text:style-name="P6"><text:tab/><text:span text:style-name="T8">Ange gardien :</text:span> ?</text:p>
      <text:p text:style-name="P6"><text:tab/><text:span text:style-name="T8">Pierre entre temps :</text:span> ?</text:p>
      <text:p text:style-name="P6"><text:tab/><text:span text:style-name="T8">Saignée :</text:span> ?</text:p>
      <text:p text:style-name="P2"/>
      <text:p text:style-name="P2">Cases « Upgrade » :</text:p>
      <text:p text:style-name="P2"/>
      <text:p text:style-name="P2"><text:tab/><text:span text:style-name="T2">Casabonita : Persuasion, permet de forcer légalement le choix d’un joueur.</text:span></text:p>
      <text:p text:style-name="P3"><text:span text:style-name="T3"><text:tab/></text:span><text:span text:style-name="T4">Casanova : Double dés, autorise le lancer d’un second dé à son tour. </text:span><text:span text:style-name="T5">(permanent)</text:span></text:p>
      <text:p text:style-name="P3"><text:span text:style-name="T3"><text:tab/></text:span><text:span text:style-name="T4">Cazeneuve : Inversion, inverse pour le tour les cases blanches et noires.</text:span></text:p>
      <text:p text:style-name="P3"><text:span text:style-name="T3"><text:tab/></text:span><text:span text:style-name="T4">Case à vin : Les cases touchées par le dé sont toutes prises en compte.</text:span></text:p>
      <text:p text:style-name="P3"><text:span text:style-name="T3"><text:tab/></text:span><text:span text:style-name="T4">Case-noisette : Miroir, dévie toute attaque vers un autre joueur de son choix.</text:span></text:p>
      <text:p text:style-name="P3"><text:span text:style-name="T3"><text:tab/></text:span><text:span text:style-name="T4">Coup fourré : Lancer 2 dés, la somme est un stock personnel de gorgées à distribuer.</text:span></text:p>
      <text:p text:style-name="P8"><text:span text:style-name="T6"><text:tab/>? : P</text:span><text:span text:style-name="T7">ermet d’ajouter / retirer 1 au dé</text:span><text:span text:style-name="T6">. </text:span><text:span text:style-name="T7">(permanent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'Segoe UI', Helvetica, Arial, sans-serif"/>
    <style:font-face style:name="Lucida Sans1" svg:font-family="'Lucida Sans'" style:font-family-generic="swiss"/>
    <style:font-face style:name="Museo 500" svg:font-family="'Museo 500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30T13:28:56.300000000</meta:creation-date>
    <meta:generator>LibreOffice/6.3.4.2$Windows_X86_64 LibreOffice_project/60da17e045e08f1793c57c00ba83cdfce946d0aa</meta:generator>
    <dc:date>2020-06-01T13:18:26.429000000</dc:date>
    <meta:editing-duration>PT19M40S</meta:editing-duration>
    <meta:editing-cycles>3</meta:editing-cycles>
    <meta:document-statistic meta:table-count="0" meta:image-count="0" meta:object-count="0" meta:page-count="1" meta:paragraph-count="24" meta:word-count="153" meta:character-count="768" meta:non-whitespace-character-count="619"/>
  </office:meta>
</office:document-meta>
</file>